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Times New Roman" svg:font-family="'Times New Roman'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officeooo:rsid="00192d4a" officeooo:paragraph-rsid="00192d4a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6pt" fo:font-weight="bold" style:font-weight-asian="bold" style:font-weight-complex="bold"/>
    </style:style>
    <style:style style:name="P4" style:family="paragraph" style:parent-style-name="Standard">
      <style:text-properties officeooo:paragraph-rsid="00192d4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Cockpit no Ubuntu 20.04</text:p>
      <text:p text:style-name="Standard"/>
      <text:p text:style-name="Standard">O Linux Cockpit é uma ferramenta de administração de sistema/servidor Open Source, leve e baseada na web, originalmente escrita para distribuições Linux da família Redhat. O Cockpit interage diretamente com o sistema operacional a partir de uma sessão Linux real em um navegador com interface fácil de usar.</text:p>
      <text:p text:style-name="Standard"/>
      <text:p text:style-name="P1">Características do Cockpit</text:p>
      <text:p text:style-name="Standard"/>
      <text:p text:style-name="Standard">O cockpit permite que você execute:</text:p>
      <text:p text:style-name="Standard"/>
      <text:p text:style-name="Standard"><text:s text:c="5"/>• Gerenciamento de serviços - iniciar, parar, reiniciar, recarregar, desabilitar, habilitar, mascarar etc</text:p>
      <text:p text:style-name="Standard"><text:s text:c="5"/>• Gerenciamento de conta de usuário - Adicionar usuários, excluir, bloquear, atribuir função de administrador, definir senha, forçar alteração de senha, adicionar chaves SSH públicas etc.</text:p>
      <text:p text:style-name="Standard"><text:s text:c="5"/>• Gerenciamento de firewall</text:p>
      <text:p text:style-name="Standard"><text:s text:c="5"/>• Gerenciamento de contêineres de cockpit</text:p>
      <text:p text:style-name="Standard"><text:s text:c="5"/>• Gerenciamento da política SELinux</text:p>
      <text:p text:style-name="Standard"><text:s text:c="5"/>• Journal v2</text:p>
      <text:p text:style-name="Standard"><text:s text:c="5"/>• Configurações do iniciador iSCSI</text:p>
      <text:p text:style-name="Standard"><text:s text:c="5"/>• Relatórios SOS</text:p>
      <text:p text:style-name="Standard"><text:s text:c="5"/>• Configuração do cliente NFS</text:p>
      <text:p text:style-name="Standard"><text:s text:c="5"/>• Configure o servidor VPN OpenConnect</text:p>
      <text:p text:style-name="Standard"><text:s text:c="5"/>• Ações privilegiadas - Desligar, reiniciar o sistema</text:p>
      <text:p text:style-name="Standard"><text:s text:c="5"/>• Unir máquina ao domínio</text:p>
      <text:p text:style-name="Standard"><text:s text:c="5"/>• Gerenciamento de dispositivos de hardware</text:p>
      <text:p text:style-name="Standard"><text:s text:c="5"/>• Atualizações do sistema para hosts dnf, yum, apt</text:p>
      <text:p text:style-name="Standard"><text:s text:c="5"/>• Gerenciar o nó Kubernetes</text:p>
      <text:p text:style-name="Standard"><text:s text:c="5"/></text:p>
      <text:p text:style-name="P1">Instalar o Cockpit no Ubuntu 20.04 ou 18.04</text:p>
      <text:p text:style-name="Standard"/>
      <text:p text:style-name="Standard">O Cockpit está disponível nos repositórios oficiais do Ubuntu. A instalação é tão simples quanto executar um conjunto de comandos de uma linha:</text:p>
      <text:p text:style-name="Standard"/>
      <text:p text:style-name="Standard">sudo apt update; sudo apt install -y cockpit</text:p>
      <text:p text:style-name="Standard"/>
      <text:p text:style-name="P1">Acessando a interface web do cockpit</text:p>
      <text:p text:style-name="Standard"/>
      <text:p text:style-name="Standard">O serviço de cockpit deve ser iniciado automaticamente após a instalação. Você pode confirmar se o serviço está sendo executado usando:</text:p>
      <text:p text:style-name="Standard"/>
      <text:p text:style-name="Standard">sudo systemctl status cockpit</text:p>
      <text:p text:style-name="Standard"/>
      <text:p text:style-name="Standard">Se o serviço não estiver rodando, inicie-o executando o seguinte comando em seu terminal:</text:p>
      <text:p text:style-name="Standard"/>
      <text:p text:style-name="Standard">sudo systemctl start cockpit</text:p>
      <text:p text:style-name="Standard"/>
      <text:p text:style-name="Standard">O serviço de cockpit se liga à porta 9090 assim que é iniciado. Acesse sua interface da web abrindo no navegador</text:p>
      <text:p text:style-name="Standard"/>
      <text:p text:style-name="Standard">Se você tiver um serviço de firewall UFW em execução, antes permita a porta 9090.</text:p>
      <text:p text:style-name="Standard"/>
      <text:p text:style-name="Standard"><text:soft-page-break/>sudo ufw allow 9090</text:p>
      <text:p text:style-name="Standard"/>
      <text:p text:style-name="Standard">http://[ServerIP|Hostname]:9090</text:p>
      <text:p text:style-name="Standard"/>
      <text:p text:style-name="Standard">Ignorar aviso de certificado inválido.</text:p>
      <text:p text:style-name="Standard"/>
      <text:p text:style-name="P1">Abrirá a página de login do Ubuntu</text:p>
      <text:p text:style-name="Standard"/>
      <text:p text:style-name="Standard">CAPTURAR AS TELAS E CONVERTER ESTE ARQUIVO NUM DO LIBREOFFICE PARA COLAR AS TELAS ATUAIS</text:p>
      <text:p text:style-name="Standard"/>
      <text:p text:style-name="Standard">Faça login com seu nome de usuário e senha para o servidor. Você deve chegar ao painel após fazer o login.</text:p>
      <text:p text:style-name="Standard"/>
      <text:p text:style-name="Standard">Você também pode abrir uma sessão de terminal para executar comandos do Linux</text:p>
      <text:p text:style-name="Standard"/>
      <text:p text:style-name="P2">Referências</text:p>
      <text:p text:style-name="P4"/>
      <text:p text:style-name="Standard">Documentação oficial - <text:a xlink:type="simple" xlink:href="https://cockpit-project.org/guide/latest/" text:style-name="Internet_20_link" text:visited-style-name="Visited_20_Internet_20_Link">https://cockpit-project.org/guide/latest/</text:a> </text:p>
      <text:p text:style-name="Standard"/>
      <text:p text:style-name="Standard"><text:a xlink:type="simple" xlink:href="https://computingforgeeks.com/how-to-manage-centos-8-with-cockpit-web-admin-console/" text:style-name="Internet_20_link" text:visited-style-name="Visited_20_Internet_20_Link">https://computingforgeeks.com/how-to-manage-centos-8-with-cockpit-web-admin-console/</text:a> </text:p>
      <text:p text:style-name="Standard"/>
      <text:p text:style-name="Standard"><text:a xlink:type="simple" xlink:href="https://computingforgeeks.com/how-to-install-cockpit-on-ubuntu-18-04-debian-9/" text:style-name="Internet_20_link" text:visited-style-name="Visited_20_Internet_20_Link">https://computingforgeeks.com/how-to-install-cockpit-on-ubuntu-18-04-debian-9/</text:a> 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Times New Roman" svg:font-family="'Times New Roman'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2-23T08:57:35.908797687</meta:creation-date>
    <dc:date>2021-02-23T08:59:28.519903699</dc:date>
    <meta:editing-duration>PT1M54S</meta:editing-duration>
    <meta:editing-cycles>3</meta:editing-cycles>
    <meta:generator>LibreOffice/7.0.3.1$Linux_X86_64 LibreOffice_project/00$Build-1</meta:generator>
    <meta:document-statistic meta:table-count="0" meta:image-count="0" meta:object-count="0" meta:page-count="2" meta:paragraph-count="41" meta:word-count="367" meta:character-count="2566" meta:non-whitespace-character-count="2156"/>
  </office:meta>
</office:document-meta>
</file>